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6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cm" svg:width="2cm" svg:height="0.499cm" draw:z-index="1">
        <draw:text-box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id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6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image"&gt;</text:placeholder></text:p>
            <text:p text:style-name="P59"><draw:frame draw:style-name="fr2" draw:name="image: asimage(line.product_id.image,'None',600,600,'cm'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4"><text:placeholder text:placeholder-type="text">&lt;/if&gt;</text:placeholder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transportation_method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date_validity"&gt;</text:placeholder></text:span><text:placeholder text:placeholder-type="text">&lt;formatLang(o.date_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6" text:date-value="2015-07-10T07:04:30.897999848">10/07/20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5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</text:p>
        <text:p text:style-name="MP4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<text:p text:style-name="MP5"><text:span text:style-name="MT2">Tel: </text:span><text:span text:style-name="MT1"><text:placeholder text:placeholder-type="text">&lt;o.company_id.partner_id.phone or ''&gt;</text:placeholder></text:span></text:p>
        <text:p text:style-name="MP6"><text:span text:style-name="MT3">Fax: </text:span><text:span text:style-name="MT4"><text:placeholder text:placeholder-type="text">&lt;o.company_id.partner_id.fax or ''&gt;</text:placeholder></text:span></text:p>
        <text:p text:style-name="MP5"><text:span text:style-name="MT2">Email: </text:span><text:s/><text:span text:style-name="MT1"><text:placeholder text:placeholder-type="text">&lt;o.company_id.partner_id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10T07:04:30.679000000</dc:date>
    <meta:print-date>2010-04-13T14:27:00</meta:print-date>
    <meta:editing-cycles>106</meta:editing-cycles>
    <meta:editing-duration>PT11H58M36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1" meta:word-count="229" meta:character-count="2188" meta:non-whitespace-character-count="2002"/>
  </office:meta>
</office:document-meta>
</file>